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.635cm" svg:y="2.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.27cm" svg:height="1.27cm" svg:x="8.89cm" svg:y="0.6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27cm" svg:height="1.27cm" svg:x="16.51cm" svg:y="2.5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27cm" svg:height="1.27cm" svg:x="0.635cm" svg:y="7.6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27cm" svg:height="1.27cm" svg:x="8.89cm" svg:y="8.89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27cm" svg:height="1.27cm" svg:x="16.51cm" svg:y="7.62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905cm" svg:y1="3.175cm" svg:x2="8.89cm" svg:y2="1.27cm" draw:start-shape="id1" draw:start-glue-point="1" draw:end-shape="id2" draw:end-glue-point="3" svg:d="m1905 3175 6985-1905">
          <text:p/>
        </draw:connector>
        <draw:connector draw:style-name="gr2" draw:text-style-name="P1" draw:layer="layout" draw:type="line" svg:x1="10.16cm" svg:y1="1.27cm" svg:x2="16.51cm" svg:y2="3.175cm" draw:start-shape="id2" draw:start-glue-point="1" draw:end-shape="id3" draw:end-glue-point="3" svg:d="m10160 1270 6350 1905">
          <text:p/>
        </draw:connector>
        <draw:connector draw:style-name="gr2" draw:text-style-name="P1" draw:layer="layout" draw:type="line" svg:x1="1.905cm" svg:y1="8.255cm" svg:x2="16.51cm" svg:y2="3.175cm" draw:start-shape="id4" draw:start-glue-point="1" draw:end-shape="id3" draw:end-glue-point="3" svg:d="m1905 8255 14605-5080">
          <text:p/>
        </draw:connector>
        <draw:connector draw:style-name="gr2" draw:text-style-name="P1" draw:layer="layout" draw:type="line" svg:x1="1.27cm" svg:y1="7.62cm" svg:x2="9.525cm" svg:y2="1.905cm" draw:start-shape="id4" draw:start-glue-point="0" draw:end-shape="id2" draw:end-glue-point="2" svg:d="m1270 7620 8255-5715">
          <text:p/>
        </draw:connector>
        <draw:connector draw:style-name="gr2" draw:text-style-name="P1" draw:layer="layout" draw:type="line" svg:x1="16.51cm" svg:y1="8.255cm" svg:x2="1.905cm" svg:y2="3.175cm" draw:start-shape="id5" draw:start-glue-point="3" draw:end-shape="id1" draw:end-glue-point="1" svg:d="m16510 8255-14605-5080">
          <text:p/>
        </draw:connector>
        <draw:connector draw:style-name="gr2" draw:text-style-name="P1" draw:layer="layout" draw:type="line" svg:x1="17.145cm" svg:y1="3.81cm" svg:x2="9.525cm" svg:y2="8.89cm" draw:start-shape="id3" draw:start-glue-point="2" draw:end-shape="id6" draw:end-glue-point="0" svg:d="m17145 3810-7620 5080">
          <text:p/>
        </draw:connector>
        <draw:connector draw:style-name="gr2" draw:text-style-name="P1" draw:layer="layout" draw:type="line" svg:x1="10.16cm" svg:y1="9.525cm" svg:x2="16.51cm" svg:y2="8.255cm" draw:start-shape="id6" draw:start-glue-point="1" draw:end-shape="id5" draw:end-glue-point="3" svg:d="m10160 9525 6350-1270">
          <text:p/>
        </draw:connector>
        <draw:frame draw:style-name="gr3" draw:layer="layout" svg:width="1.27cm" svg:height="0.962cm" svg:x="6.985cm" svg:y="4.445cm">
          <draw:text-box>
            <text:p>10</text:p>
          </draw:text-box>
        </draw:frame>
        <draw:frame draw:style-name="gr3" draw:layer="layout" svg:width="0.635cm" svg:height="0.962cm" svg:x="5.715cm" svg:y="1.27cm">
          <draw:text-box>
            <text:p>3</text:p>
          </draw:text-box>
        </draw:frame>
        <draw:frame draw:style-name="gr3" draw:layer="layout" svg:width="0.635cm" svg:height="0.962cm" svg:x="12.7cm" svg:y="1.27cm">
          <draw:text-box>
            <text:p>2</text:p>
          </draw:text-box>
        </draw:frame>
        <draw:frame draw:style-name="gr3" draw:layer="layout" svg:width="1.27cm" svg:height="0.962cm" svg:x="12.7cm" svg:y="8.89cm">
          <draw:text-box>
            <text:p>3</text:p>
          </draw:text-box>
        </draw:frame>
        <draw:frame draw:style-name="gr3" draw:layer="layout" svg:width="1.27cm" svg:height="0.962cm" svg:x="5.08cm" svg:y="6.985cm">
          <draw:text-box>
            <text:p>1</text:p>
          </draw:text-box>
        </draw:frame>
        <draw:frame draw:style-name="gr3" draw:layer="layout" svg:width="1.27cm" svg:height="0.962cm" svg:x="13.97cm" svg:y="5.388cm">
          <draw:text-box>
            <text:p>4</text:p>
          </draw:text-box>
        </draw:frame>
        <draw:frame draw:style-name="gr3" draw:layer="layout" svg:width="0.635cm" svg:height="0.962cm" svg:x="2.54cm" svg:y="5.38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1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k Joliat</meta:initial-creator>
    <meta:creation-date>2010-10-22T11:35:18</meta:creation-date>
    <dc:date>2010-10-23T14:32:42</dc:date>
    <dc:creator>Nick Joliat</dc:creator>
    <meta:editing-duration>PT00H09M48S</meta:editing-duration>
    <meta:editing-cycles>4</meta:editing-cycles>
    <meta:generator>OpenOffice.org/3.2$Linux OpenOffice.org_project/320m12$Build-9483</meta:generator>
    <meta:document-statistic meta:object-count="20"/>
  </office:meta>
</office:document-meta>
</file>